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5" draw:name="Título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Tradusida</text:span><text:span text:style-name="a382" text:class-names=""><text:s text:c="1"/>por :</text:span><text:span text:style-name="a383" text:class-names=""/></text:p>
          </draw:text-box>
          <svg:title/>
          <svg:desc/>
        </draw:frame>
        <draw:frame draw:id="id64" presentation:style-name="a393" draw:name="Subtítulo 2" svg:x="1.66667in" svg:y="3.93924in" svg:width="10in" svg:height="1.81076in" presentation:class="subtitle" presentation:placeholder="false">
          <draw:text-box>
            <text:p text:style-name="a390" text:class-names="" text:cond-style-name=""><text:span text:style-name="a386" text:class-names="">Linki</text:span><text:span text:style-name="a387" text:class-names=""><text:s text:c="1"/></text:span><text:span text:style-name="a388" text:class-names="">park</text:span><text:span text:style-name="a389" text:class-names=""/></text:p>
            <text:p text:style-name="a392" text:class-names="" text:cond-style-name=""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Título-y-objetos" presentation:presentation-page-layout-name="Master1-PPL2" draw:id="Slide-257">
        <draw:frame draw:id="id65" presentation:style-name="a398" draw:name="Título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Echa por :</text:span><text:span text:style-name="a396" text:class-names=""/></text:p>
          </draw:text-box>
          <svg:title/>
          <svg:desc/>
        </draw:frame>
        <draw:frame draw:id="id66" presentation:style-name="a408" draw:name="Marcador de contenido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399" text:class-names="">Juan<text:s text:c="1"/></text:span><text:span text:style-name="a400" text:class-names="">sebastian</text:span><text:span text:style-name="a401" text:class-names=""><text:s text:c="1"/></text:span><text:span text:style-name="a402" text:class-names="">sanchez</text:span><text:span text:style-name="a403" text:class-names=""><text:s text:c="1"/>alias<text:s text:c="1"/></text:span><text:span text:style-name="a404" text:class-names="">pajuancho</text:span><text:span text:style-name="a4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dusida por :</dc:title>
    <meta:initial-creator>visitantes</meta:initial-creator>
    <dc:creator>visitantes</dc:creator>
    <meta:creation-date>2019-02-02T19:42:08Z</meta:creation-date>
    <dc:date>2019-02-02T19:45:18Z</dc:date>
    <meta:editing-cycles>1</meta:editing-cycles>
    <meta:editing-duration>PT189S</meta:editing-duration>
    <meta:document-statistic meta:paragraph-count="4" meta:word-count="13"/>
  </office:meta>
</office:document-meta>
</file>